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3.8563in"/>
    </style:style>
    <style:style style:name="co6" style:family="table-column">
      <style:table-column-properties fo:break-before="auto" style:column-width="2.4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1.3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Bill Of Materials for Arduino-Controlled, 19-chime Glockenspiel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oun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Part Number</text:p>
          </table:table-cell>
          <table:table-cell table:style-name="ce2" office:value-type="string">
            <text:p>Cost each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Arduino Mega 2650 R3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1061</text:p>
          </table:table-cell>
          <table:table-cell table:style-name="ce10" office:value-type="currency" office:currency="USD" office:value="45.95">
            <text:p>$45.95</text:p>
          </table:table-cell>
          <table:table-cell table:style-name="ce10" table:formula="of:=[.A4]*[.E4]" office:value-type="currency" office:currency="USD" office:value="45.95">
            <text:p>$45.95</text:p>
          </table:table-cell>
          <table:table-cell office:value-type="string">
            <text:p><text:a xlink:href="https://www.sparkfun.com/products/11061">https://www.sparkfun.com/products/11061</text:a>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Wall Adapter Power Supply - 9VDC 650mA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TOL-00298</text:p>
          </table:table-cell>
          <table:table-cell table:style-name="ce10" office:value-type="currency" office:currency="USD" office:value="5.95">
            <text:p>$5.95</text:p>
          </table:table-cell>
          <table:table-cell table:style-name="ce10" table:formula="of:=[.A5]*[.E5]" office:value-type="currency" office:currency="USD" office:value="5.95">
            <text:p>$5.95</text:p>
          </table:table-cell>
          <table:table-cell office:value-type="string">
            <text:p><text:a xlink:href="https://www.sparkfun.com/products/298">https://www.sparkfun.com/products/298</text:a></text:p>
          </table:table-cell>
          <table:table-cell office:value-type="string">
            <text:p>9v is important for solenoid power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Sparkfun Wifi Shield CC3000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2071</text:p>
          </table:table-cell>
          <table:table-cell table:style-name="ce10" office:value-type="currency" office:currency="USD" office:value="39.95">
            <text:p>$39.95</text:p>
          </table:table-cell>
          <table:table-cell table:style-name="ce10" table:formula="of:=[.A6]*[.E6]" office:value-type="currency" office:currency="USD" office:value="39.95">
            <text:p>$39.95</text:p>
          </table:table-cell>
          <table:table-cell office:value-type="string">
            <text:p><text:a xlink:href="https://www.sparkfun.com/products/12071">https://www.sparkfun.com/products/12071</text:a></text:p>
          </table:table-cell>
          <table:table-cell office:value-type="string">
            <text:p>Could use a MicroSD shield instead, if you don't want to use the network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Sparkfun TransmogriShiel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1469</text:p>
          </table:table-cell>
          <table:table-cell table:style-name="ce10" office:value-type="currency" office:currency="USD" office:value="14.95">
            <text:p>$14.95</text:p>
          </table:table-cell>
          <table:table-cell table:style-name="ce10" table:formula="of:=[.A7]*[.E7]" office:value-type="currency" office:currency="USD" office:value="14.95">
            <text:p>$14.95</text:p>
          </table:table-cell>
          <table:table-cell office:value-type="string">
            <text:p><text:a xlink:href="https://www.sparkfun.com/products/11469">https://www.sparkfun.com/products/11469</text:a></text:p>
          </table:table-cell>
          <table:table-cell office:value-type="string">
            <text:p>Interfaces between Mega and Shield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office:value-type="string">
            <text:p>Metal Pushbutton – Momentary, 16mm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COM-11970, 11966,11968,11969</text:p>
          </table:table-cell>
          <table:table-cell table:style-name="ce10" office:value-type="currency" office:currency="USD" office:value="4.95">
            <text:p>$4.95</text:p>
          </table:table-cell>
          <table:table-cell table:style-name="ce10" table:formula="of:=[.A8]*[.E8]" office:value-type="currency" office:currency="USD" office:value="24.75">
            <text:p>$24.75</text:p>
          </table:table-cell>
          <table:table-cell office:value-type="string">
            <text:p><text:a xlink:href="https://www.sparkfun.com/products/11970">https://www.sparkfun.com/products/11970</text:a></text:p>
          </table:table-cell>
          <table:table-cell office:value-type="string">
            <text:p>Lighted pushbuttons: 1 green, 1 red, 2 yellow, 1 white. For start/stop, play/pause, forward 1 track, back 1 track, and shuffle track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Breadboard - Full-Size (Bare)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12615 </text:p>
          </table:table-cell>
          <table:table-cell table:style-name="ce10" office:value-type="currency" office:currency="USD" office:value="5.95">
            <text:p>$5.95</text:p>
          </table:table-cell>
          <table:table-cell table:style-name="ce10" table:formula="of:=[.A9]*[.E9]" office:value-type="currency" office:currency="USD" office:value="17.85">
            <text:p>$17.85</text:p>
          </table:table-cell>
          <table:table-cell office:value-type="string">
            <text:p><text:a xlink:href="https://www.sparkfun.com/products/12615">https://www.sparkfun.com/products/12615</text:a></text:p>
          </table:table-cell>
          <table:table-cell office:value-type="string">
            <text:p>2 for the solenoid circuit; 1 for the buttons circuit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Hookup wire, solid, 22Awg, white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6</text:p>
          </table:table-cell>
          <table:table-cell table:style-name="ce10" office:value-type="currency" office:currency="USD" office:value="2.5">
            <text:p>$2.50</text:p>
          </table:table-cell>
          <table:table-cell table:style-name="ce10" table:formula="of:=[.A10]*[.E10]" office:value-type="currency" office:currency="USD" office:value="2.5">
            <text:p>$2.50</text:p>
          </table:table-cell>
          <table:table-cell office:value-type="string">
            <text:p><text:a xlink:href="https://www.sparkfun.com/products/8026">https://www.sparkfun.com/products/8026</text:a></text:p>
          </table:table-cell>
          <table:table-cell office:value-type="string">
            <text:p>Signal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Hookup wire, solid, 22Awg, black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2</text:p>
          </table:table-cell>
          <table:table-cell table:style-name="ce10" office:value-type="currency" office:currency="USD" office:value="2.5">
            <text:p>$2.50</text:p>
          </table:table-cell>
          <table:table-cell table:style-name="ce10" table:formula="of:=[.A11]*[.E11]" office:value-type="currency" office:currency="USD" office:value="2.5">
            <text:p>$2.50</text:p>
          </table:table-cell>
          <table:table-cell office:value-type="string">
            <text:p><text:a xlink:href="https://www.sparkfun.com/products/8022">https://www.sparkfun.com/products/8022</text:a></text:p>
          </table:table-cell>
          <table:table-cell office:value-type="string">
            <text:p>Ground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Hookup wire, solid, 22Awg, re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3</text:p>
          </table:table-cell>
          <table:table-cell table:style-name="ce10" office:value-type="currency" office:currency="USD" office:value="2.5">
            <text:p>$2.50</text:p>
          </table:table-cell>
          <table:table-cell table:style-name="ce10" table:formula="of:=[.A12]*[.E12]" office:value-type="currency" office:currency="USD" office:value="2.5">
            <text:p>$2.50</text:p>
          </table:table-cell>
          <table:table-cell office:value-type="string">
            <text:p><text:a xlink:href="https://www.sparkfun.com/products/8023">https://www.sparkfun.com/products/8023</text:a></text:p>
          </table:table-cell>
          <table:table-cell office:value-type="string">
            <text:p>Power wire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Hookup wire, solid, 22Awg, yellow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4</text:p>
          </table:table-cell>
          <table:table-cell table:style-name="ce10" office:value-type="currency" office:currency="USD" office:value="2.5">
            <text:p>$2.50</text:p>
          </table:table-cell>
          <table:table-cell table:style-name="ce10" table:formula="of:=[.A13]*[.E13]" office:value-type="currency" office:currency="USD" office:value="2.5">
            <text:p>$2.50</text:p>
          </table:table-cell>
          <table:table-cell office:value-type="string">
            <text:p><text:a xlink:href="https://www.sparkfun.com/products/8024">https://www.sparkfun.com/products/8024</text:a></text:p>
          </table:table-cell>
          <table:table-cell office:value-type="string">
            <text:p>Solenoid power wires. I normally use green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9">
            <text:p>19</text:p>
          </table:table-cell>
          <table:table-cell office:value-type="string">
            <text:p>Solenoid, small, 5V, 4.5Ohm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ZHO-0420S-05A4.5</text:p>
          </table:table-cell>
          <table:table-cell table:style-name="ce10" office:value-type="currency" office:currency="USD" office:value="4.95">
            <text:p>$4.95</text:p>
          </table:table-cell>
          <table:table-cell table:style-name="ce10" table:formula="of:=[.A14]*[.E14]" office:value-type="currency" office:currency="USD" office:value="94.05">
            <text:p>$94.05</text:p>
          </table:table-cell>
          <table:table-cell office:value-type="string">
            <text:p><text:a xlink:href="https://www.sparkfun.com/products/11015">https://www.sparkfun.com/products/11015</text:a></text:p>
          </table:table-cell>
          <table:table-cell office:value-type="string">
            <text:p>one per chim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Break-away headers – straight, 40 pins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0116</text:p>
          </table:table-cell>
          <table:table-cell table:style-name="ce10" office:value-type="currency" office:currency="USD" office:value="1.5">
            <text:p>$1.50</text:p>
          </table:table-cell>
          <table:table-cell table:style-name="ce10" table:formula="of:=[.A15]*[.E15]" office:value-type="currency" office:currency="USD" office:value="4.5">
            <text:p>$4.50</text:p>
          </table:table-cell>
          <table:table-cell office:value-type="string">
            <text:p><text:a xlink:href="https://www.sparkfun.com/products/116">https://www.sparkfun.com/products/116</text:a></text:p>
          </table:table-cell>
          <table:table-cell office:value-type="string">
            <text:p>2 x 38 for the solenoid connectors; 4 x 5 for the button connector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Standoffs Plastic (4-40; 3/8"; 10 pack)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10461</text:p>
          </table:table-cell>
          <table:table-cell table:style-name="ce10" office:value-type="currency" office:currency="USD" office:value="2.95">
            <text:p>$2.95</text:p>
          </table:table-cell>
          <table:table-cell table:style-name="ce10" table:formula="of:=[.A16]*[.E16]" office:value-type="currency" office:currency="USD" office:value="2.95">
            <text:p>$2.95</text:p>
          </table:table-cell>
          <table:table-cell office:value-type="string">
            <text:p><text:a xlink:href="https://www.sparkfun.com/products/10461">https://www.sparkfun.com/products/10461</text:a></text:p>
          </table:table-cell>
          <table:table-cell office:value-type="string">
            <text:p>holds the circuit boards off the plywood box base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Metal EMT Conduit, 1/2", 10'</text:p>
          </table:table-cell>
          <table:table-cell table:style-name="ce3" office:value-type="string">
            <text:p>Lowes</text:p>
          </table:table-cell>
          <table:table-cell table:style-name="ce7" office:value-type="float" office:value="72711">
            <text:p>72711</text:p>
          </table:table-cell>
          <table:table-cell table:style-name="ce10" office:value-type="currency" office:currency="USD" office:value="2.48">
            <text:p>$2.48</text:p>
          </table:table-cell>
          <table:table-cell table:style-name="ce10" table:formula="of:=[.A17]*[.E17]" office:value-type="currency" office:currency="USD" office:value="7.44">
            <text:p>$7.44</text:p>
          </table:table-cell>
          <table:table-cell office:value-type="string">
            <text:p><text:a xlink:href="http://www.lowes.com/pd_72711-1792-101543_0__?productId=3129551">http://www.lowes.com/pd_72711-1792-101543_0__?productId=3129551</text:a></text:p>
          </table:table-cell>
          <table:table-cell office:value-type="string">
            <text:p>The chimes. 3 is a generous estimate. You may be able to do it with only 2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dowel, round, poplar, 1/4" x 4'</text:p>
          </table:table-cell>
          <table:table-cell table:style-name="ce3" office:value-type="string">
            <text:p>Lowes</text:p>
          </table:table-cell>
          <table:table-cell table:style-name="ce7" office:value-type="float" office:value="19375">
            <text:p>19375</text:p>
          </table:table-cell>
          <table:table-cell table:style-name="ce10" office:value-type="currency" office:currency="USD" office:value="0.55">
            <text:p>$0.55</text:p>
          </table:table-cell>
          <table:table-cell table:style-name="ce10" table:formula="of:=[.A18]*[.E18]" office:value-type="currency" office:currency="USD" office:value="1.1">
            <text:p>$1.10</text:p>
          </table:table-cell>
          <table:table-cell office:value-type="string">
            <text:p><text:a xlink:href="http://www.lowes.com/pd_19375-261-436500_0__?Ntt=19375&amp;UserSearch=19375&amp;productId=3040764&amp;rpp=16">http://www.lowes.com/pd_19375-261-436500_0__?Ntt=19375&amp;UserSearch=19375&amp;productId=3040764&amp;rpp=16</text:a></text:p>
          </table:table-cell>
          <table:table-cell office:value-type="string">
            <text:p>1.75" pins x 2 per chime x 19 chimes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cable ties, 8", 100 count</text:p>
          </table:table-cell>
          <table:table-cell table:style-name="ce3" office:value-type="string">
            <text:p>Lowes</text:p>
          </table:table-cell>
          <table:table-cell table:style-name="ce7" office:value-type="string">
            <text:p>76329</text:p>
          </table:table-cell>
          <table:table-cell table:style-name="ce10" office:value-type="currency" office:currency="USD" office:value="7.15">
            <text:p>$7.15</text:p>
          </table:table-cell>
          <table:table-cell table:style-name="ce10" table:formula="of:=[.A19]*[.E19]" office:value-type="currency" office:currency="USD" office:value="7.15">
            <text:p>$7.15</text:p>
          </table:table-cell>
          <table:table-cell office:value-type="string">
            <text:p><text:a xlink:href="http://www.lowes.com/pd_76329-47120-SGY-CT23_0__?productId=50005730">http://www.lowes.com/pd_76329-47120-SGY-CT23_0__?productId=50005730</text:a></text:p>
          </table:table-cell>
          <table:table-cell office:value-type="string">
            <text:p>To tie down the solenoids and manage the solenoid wires. Need only about 25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office:value-type="string">
            <text:p>wood, pine, 3/4" x 1.5" x 4ft (1x2x4ft)</text:p>
          </table:table-cell>
          <table:table-cell table:style-name="ce3" office:value-type="string">
            <text:p>Lowes</text:p>
          </table:table-cell>
          <table:table-cell table:style-name="ce8" office:value-type="string">
            <text:p>1204  </text:p>
          </table:table-cell>
          <table:table-cell table:style-name="ce10" office:value-type="currency" office:currency="USD" office:value="2.48">
            <text:p>$2.48</text:p>
          </table:table-cell>
          <table:table-cell table:style-name="ce10" table:formula="of:=[.A20]*[.E20]" office:value-type="currency" office:currency="USD" office:value="12.4">
            <text:p>$12.40</text:p>
          </table:table-cell>
          <table:table-cell office:value-type="string">
            <text:p><text:a xlink:href="http://www.lowes.com/pd_1204-99899-83704_0__?productId=3602732&amp;Ntt=wood+.75-in+x+1.5-in+x+4-ft&amp;pl=1&amp;currentURL=%3FNtt%3Dwood%2B.75-in%2Bx%2B1.5-in%2Bx%2B4-ft&amp;facetInfo">http://www.lowes.com/pd_1204-99899-83704_0__?productId=3602732&amp;Ntt=wood+.75-in+x+1.5-in+x+4-ft&amp;pl=1&amp;currentURL=%3FNtt%3Dwood%2B.75-in%2Bx%2B1.5-in%2Bx%2B4-ft&amp;facetInfo</text:a>=</text:p>
          </table:table-cell>
          <table:table-cell office:value-type="string">
            <text:p>For the harp of the glockenspiel. 6Ft lengths might cause less waste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wood, pine, 1" x 6" x 6ft</text:p>
          </table:table-cell>
          <table:table-cell table:style-name="ce3" office:value-type="string">
            <text:p>Lowes</text:p>
          </table:table-cell>
          <table:table-cell table:style-name="ce8" office:value-type="string">
            <text:p>?</text:p>
          </table:table-cell>
          <table:table-cell table:style-name="ce10" office:value-type="currency" office:currency="USD" office:value="2.48">
            <text:p>$2.48</text:p>
          </table:table-cell>
          <table:table-cell table:style-name="ce10" table:formula="of:=[.A21]*[.E21]" office:value-type="currency" office:currency="USD" office:value="4.96">
            <text:p>$4.96</text:p>
          </table:table-cell>
          <table:table-cell office:value-type="string">
            <text:p>?</text:p>
          </table:table-cell>
          <table:table-cell office:value-type="string">
            <text:p>sides of the box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Birch Plywood (Common: 1/2-in x 2-ft x 4-ft; Actual: .45-in x 47.92-in x 23.92-in)</text:p>
          </table:table-cell>
          <table:table-cell table:style-name="ce3" office:value-type="string">
            <text:p>Lowes</text:p>
          </table:table-cell>
          <table:table-cell table:style-name="ce8" office:value-type="float" office:value="6200">
            <text:p>6200</text:p>
          </table:table-cell>
          <table:table-cell table:style-name="ce10" office:value-type="currency" office:currency="USD" office:value="11.97">
            <text:p>$11.97</text:p>
          </table:table-cell>
          <table:table-cell table:style-name="ce10" table:formula="of:=[.A22]*[.E22]" office:value-type="currency" office:currency="USD" office:value="23.94">
            <text:p>$23.94</text:p>
          </table:table-cell>
          <table:table-cell office:value-type="string">
            <text:p>http://www.lowes.com/pd_6200-99899-1503304_0__?Ntt=6200</text:p>
          </table:table-cell>
          <table:table-cell office:value-type="string">
            <text:p>Top and bottom of the box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<text:s/>Birch Plywood (Common: 1/4-in x 2-ft x 4-ft; Actual: .17-in x 47.92-in x 23.92-in)</text:p>
          </table:table-cell>
          <table:table-cell table:style-name="ce3" office:value-type="string">
            <text:p>Lowes</text:p>
          </table:table-cell>
          <table:table-cell table:style-name="ce8" office:value-type="float" office:value="6197">
            <text:p>6197</text:p>
          </table:table-cell>
          <table:table-cell table:style-name="ce10" office:value-type="currency" office:currency="USD" office:value="8.36">
            <text:p>$8.36</text:p>
          </table:table-cell>
          <table:table-cell table:style-name="ce10" table:formula="of:=[.A23]*[.E23]" office:value-type="currency" office:currency="USD" office:value="8.36">
            <text:p>$8.36</text:p>
          </table:table-cell>
          <table:table-cell office:value-type="string">
            <text:p><text:a xlink:href="http://www.lowes.com/pd_6197-99899-1503104_0__?Ntt=6197">http://www.lowes.com/pd_6197-99899-1503104_0__?Ntt=6197</text:a> </text:p>
          </table:table-cell>
          <table:table-cell office:value-type="string">
            <text:p>Mounting boards for the circuit (Arduino, breadboards)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1-1/2-in x 30-in Brass Cabinet Hinge</text:p>
          </table:table-cell>
          <table:table-cell table:style-name="ce3" office:value-type="string">
            <text:p>Lowes</text:p>
          </table:table-cell>
          <table:table-cell table:style-name="ce9" office:value-type="float" office:value="3887">
            <text:p>3887</text:p>
          </table:table-cell>
          <table:table-cell table:style-name="ce10" office:value-type="currency" office:currency="USD" office:value="8.97">
            <text:p>$8.97</text:p>
          </table:table-cell>
          <table:table-cell table:style-name="ce10" table:formula="of:=[.A24]*[.E24]" office:value-type="currency" office:currency="USD" office:value="8.97">
            <text:p>$8.97</text:p>
          </table:table-cell>
          <table:table-cell office:value-type="string">
            <text:p><text:a xlink:href="http://www.lowes.com/pd_3887-1277-838474_0__?Ntt=3887">http://www.lowes.com/pd_3887-1277-838474_0__?Ntt=3887</text:a></text:p>
          </table:table-cell>
          <table:table-cell office:value-type="string">
            <text:p>the main lid hinge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Brass Cabinet Cabinet Lid Support</text:p>
          </table:table-cell>
          <table:table-cell table:style-name="ce3" office:value-type="string">
            <text:p>Lowes</text:p>
          </table:table-cell>
          <table:table-cell table:style-name="ce9" office:value-type="float" office:value="311978">
            <text:p>311978</text:p>
          </table:table-cell>
          <table:table-cell table:style-name="ce10" office:value-type="currency" office:currency="USD" office:value="3.97">
            <text:p>$3.97</text:p>
          </table:table-cell>
          <table:table-cell table:style-name="ce10" table:formula="of:=[.A25]*[.E25]" office:value-type="currency" office:currency="USD" office:value="3.97">
            <text:p>$3.97</text:p>
          </table:table-cell>
          <table:table-cell office:value-type="string">
            <text:p><text:a xlink:href="http://www.lowes.com/pd_311978-1277-890418_0__?Ntt=311978">http://www.lowes.com/pd_311978-1277-890418_0__?Ntt=311978</text:a></text:p>
          </table:table-cell>
          <table:table-cell office:value-type="string">
            <text:p>Left lid spring hinge.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office:value-type="string">
            <text:p>XXX lid hinge(s)</text:p>
          </table:table-cell>
          <table:table-cell table:style-name="ce3"/>
          <table:table-cell table:style-name="ce9"/>
          <table:table-cell table:style-name="ce10"/>
          <table:table-cell table:style-name="ce10" table:formula="of:=[.A26]*[.E26]" office:value-type="currency" office:currency="USD" office:value="0">
            <text:p>$0.00</text:p>
          </table:table-cell>
          <table:table-cell/>
          <table:table-cell office:value-type="string">
            <text:p>XXX if needed: right lid spring hinge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Style Selections 96mm Center-to-Center Satin Nickel Bar Cabinet Pull</text:p>
          </table:table-cell>
          <table:table-cell table:style-name="ce3" office:value-type="string">
            <text:p>Lowes</text:p>
          </table:table-cell>
          <table:table-cell table:style-name="ce9" office:value-type="float" office:value="227442">
            <text:p>227442</text:p>
          </table:table-cell>
          <table:table-cell table:style-name="ce10" office:value-type="currency" office:currency="USD" office:value="6.47">
            <text:p>$6.47</text:p>
          </table:table-cell>
          <table:table-cell table:style-name="ce10" table:formula="of:=[.A27]*[.E27]" office:value-type="currency" office:currency="USD" office:value="12.94">
            <text:p>$12.94</text:p>
          </table:table-cell>
          <table:table-cell office:value-type="string">
            <text:p><text:a xlink:href="http://www.lowes.com/pd_227442-77652-S305-96/156-BNI_0__?Ntt=227442">http://www.lowes.com/pd_227442-77652-S305-96/156-BNI_0__?Ntt=227442</text:a></text:p>
          </table:table-cell>
          <table:table-cell office:value-type="string">
            <text:p>Side handles for carrying the box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Waxman 4-Pack 1/2-in x 4-in Rectangle Adhesive-Backed Carpet Slider</text:p>
          </table:table-cell>
          <table:table-cell table:style-name="ce3" office:value-type="string">
            <text:p>Lowes</text:p>
          </table:table-cell>
          <table:table-cell table:style-name="ce9" office:value-type="float" office:value="54622">
            <text:p>54622</text:p>
          </table:table-cell>
          <table:table-cell table:style-name="ce10" office:value-type="currency" office:currency="USD" office:value="3.97">
            <text:p>$3.97</text:p>
          </table:table-cell>
          <table:table-cell table:style-name="ce10" table:formula="of:=[.A28]*[.E28]" office:value-type="currency" office:currency="USD" office:value="7.94">
            <text:p>$7.94</text:p>
          </table:table-cell>
          <table:table-cell office:value-type="string">
            <text:p><text:a xlink:href="http://www.lowes.com/pd_54622-255-4700595N_0__?Ntt=54622">http://www.lowes.com/pd_54622-255-4700595N_0__?Ntt=54622</text:a></text:p>
          </table:table-cell>
          <table:table-cell office:value-type="string">
            <text:p>feet to keep the box from scratching whatever it's placed on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office:value-type="string">
            <text:p>GE 2.8-oz Clear Silicone Window and Door Caulk</text:p>
          </table:table-cell>
          <table:table-cell table:style-name="ce3" office:value-type="string">
            <text:p>Lowes</text:p>
          </table:table-cell>
          <table:table-cell table:style-name="ce9" office:value-type="float" office:value="17417">
            <text:p>17417</text:p>
          </table:table-cell>
          <table:table-cell table:style-name="ce10" office:value-type="currency" office:currency="USD" office:value="3.98">
            <text:p>$3.98</text:p>
          </table:table-cell>
          <table:table-cell table:style-name="ce10" table:formula="of:=[.A29]*[.E29]" office:value-type="currency" office:currency="USD" office:value="3.98">
            <text:p>$3.98</text:p>
          </table:table-cell>
          <table:table-cell office:value-type="string">
            <text:p><text:a xlink:href="http://www.lowes.com/pd_17417-72643-GE500_0__?Ntt=17417">http://www.lowes.com/pd_17417-72643-GE500_0__?Ntt=17417</text:a></text:p>
          </table:table-cell>
          <table:table-cell office:value-type="string">
            <text:p>Need only a tiny amount to put on the top of each solenoid. This reduces the loud "clank" sound when a chime is struck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office:value-type="string">
            <text:p>21 gauge Glue Applicator Syringe</text:p>
          </table:table-cell>
          <table:table-cell table:style-name="ce3" office:value-type="string">
            <text:p>Amazon</text:p>
          </table:table-cell>
          <table:table-cell table:style-name="ce9"/>
          <table:table-cell table:style-name="ce10" office:value-type="currency" office:currency="USD" office:value="1.69">
            <text:p>$1.69</text:p>
          </table:table-cell>
          <table:table-cell table:style-name="ce10" table:formula="of:=[.A30]*[.E30]" office:value-type="currency" office:currency="USD" office:value="8.45">
            <text:p>$8.45</text:p>
          </table:table-cell>
          <table:table-cell office:value-type="string">
            <text:p><text:a xlink:href="http://www.amazon.com/gp/product/B003O9I7U4">http://www.amazon.com/gp/product/B003O9I7U4</text:a></text:p>
          </table:table-cell>
          <table:table-cell office:value-type="string">
            <text:p>Used to paint a small amount of silicone on the tip of each solenoid. You use one each time you do a gluing session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office:value-type="string">
            <text:p>10-Count #4-40 x 1-1/4-in Round-Head Standard (SAE) Machine Screws</text:p>
          </table:table-cell>
          <table:table-cell table:style-name="ce3" office:value-type="string">
            <text:p>Lowes</text:p>
          </table:table-cell>
          <table:table-cell table:style-name="ce9" office:value-type="float" office:value="62057">
            <text:p>62057</text:p>
          </table:table-cell>
          <table:table-cell table:style-name="ce10" office:value-type="currency" office:currency="USD" office:value="1.24">
            <text:p>$1.24</text:p>
          </table:table-cell>
          <table:table-cell table:style-name="ce10" table:formula="of:=[.A31]*[.E31]" office:value-type="currency" office:currency="USD" office:value="1.24">
            <text:p>$1.24</text:p>
          </table:table-cell>
          <table:table-cell office:value-type="string">
            <text:p><text:a xlink:href="http://www.lowes.com/pd_62057-37672-491278_0__?productId=3036648&amp;Ntt=62057">http://www.lowes.com/pd_62057-37672-491278_0__?productId=3036648&amp;Ntt=62057</text:a></text:p>
          </table:table-cell>
          <table:table-cell office:value-type="string">
            <text:p>These hold the circuit boards to the plywood. Long enough to go through 1/8" plywood + 3/8" spacer + 1/2" plywood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office:value-type="string">
            <text:p>0.375-in x 36-in Square Poplar Dowel</text:p>
          </table:table-cell>
          <table:table-cell table:style-name="ce3" office:value-type="string">
            <text:p>Lowes</text:p>
          </table:table-cell>
          <table:table-cell table:style-name="ce9" office:value-type="float" office:value="27594">
            <text:p>27594</text:p>
          </table:table-cell>
          <table:table-cell table:style-name="ce10" office:value-type="currency" office:currency="USD" office:value="1.04">
            <text:p>$1.04</text:p>
          </table:table-cell>
          <table:table-cell table:style-name="ce10" table:formula="of:=[.A32]*[.E32]" office:value-type="currency" office:currency="USD" office:value="1.04">
            <text:p>$1.04</text:p>
          </table:table-cell>
          <table:table-cell office:value-type="string">
            <text:p><text:a xlink:href="http://www.lowes.com/pd_27594-261-444504_0__?Ntt=27594">http://www.lowes.com/pd_27594-261-444504_0__?Ntt=27594</text:a></text:p>
          </table:table-cell>
          <table:table-cell office:value-type="string">
            <text:p>thin wooden bar to keep the solenoid wires from touching the chimes. (I haven't added this, but it seems necessary)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office:value-type="string">
            <text:p>0.5-in x 36-in Square Poplar Dowel</text:p>
          </table:table-cell>
          <table:table-cell table:style-name="ce3" office:value-type="string">
            <text:p>Lowes</text:p>
          </table:table-cell>
          <table:table-cell table:style-name="ce9" office:value-type="float" office:value="27692">
            <text:p>27692</text:p>
          </table:table-cell>
          <table:table-cell table:style-name="ce10" office:value-type="currency" office:currency="USD" office:value="1.77">
            <text:p>$1.77</text:p>
          </table:table-cell>
          <table:table-cell table:style-name="ce10" table:formula="of:=[.A33]*[.E33]" office:value-type="currency" office:currency="USD" office:value="7.08">
            <text:p>$7.08</text:p>
          </table:table-cell>
          <table:table-cell office:value-type="string">
            <text:p><text:a xlink:href="http://www.lowes.com/pd_27692-261-444506_0__?Ntt=27692">http://www.lowes.com/pd_27692-261-444506_0__?Ntt=27692</text:a></text:p>
          </table:table-cell>
          <table:table-cell office:value-type="string">
            <text:p>XXX I'm trying this for the trim for the lid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office:value-type="string">
            <text:p>2-oz 16-Gauge 1-in Bright Steel Wire Brad</text:p>
          </table:table-cell>
          <table:table-cell table:style-name="ce3" office:value-type="string">
            <text:p>Lowes</text:p>
          </table:table-cell>
          <table:table-cell table:style-name="ce9" office:value-type="float" office:value="128124">
            <text:p>128124</text:p>
          </table:table-cell>
          <table:table-cell table:style-name="ce10" office:value-type="currency" office:currency="USD" office:value="1.3">
            <text:p>$1.30</text:p>
          </table:table-cell>
          <table:table-cell table:style-name="ce10" table:formula="of:=[.A34]*[.E34]" office:value-type="currency" office:currency="USD" office:value="1.3">
            <text:p>$1.30</text:p>
          </table:table-cell>
          <table:table-cell office:value-type="string">
            <text:p><text:a xlink:href="http://www.lowes.com/ProductDisplay?productId=3010680">http://www.lowes.com/ProductDisplay?productId=3010680</text:a></text:p>
          </table:table-cell>
          <table:table-cell office:value-type="string">
            <text:p>Need 12 to nail the box sides together, and a few more to nail the edges to the lid. XXX bought a set of 50ct, but this item says 2 ct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20">
            <text:p>20</text:p>
          </table:table-cell>
          <table:table-cell office:value-type="string">
            <text:p>Diode, 1N4004, 400V, axial, Cut Tape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1N4004FSCT-ND</text:p>
          </table:table-cell>
          <table:table-cell table:style-name="ce10" office:value-type="currency" office:currency="USD" office:value="0.167">
            <text:p>$0.17</text:p>
          </table:table-cell>
          <table:table-cell table:style-name="ce10" table:formula="of:=[.A35]*[.E35]" office:value-type="currency" office:currency="USD" office:value="3.34">
            <text:p>$3.34</text:p>
          </table:table-cell>
          <table:table-cell/>
          <table:table-cell office:value-type="string">
            <text:p>Need 19, but they come in lots of 10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office:value-type="string">
            <text:p>Transistor, TIP120, TO-220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7-2539-5-ND</text:p>
          </table:table-cell>
          <table:table-cell table:style-name="ce10" office:value-type="currency" office:currency="USD" office:value="0.56">
            <text:p>$0.56</text:p>
          </table:table-cell>
          <table:table-cell table:style-name="ce10" table:formula="of:=[.A36]*[.E36]" office:value-type="currency" office:currency="USD" office:value="11.2">
            <text:p>$11.2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office:value-type="string">
            <text:p>Capacitor, 1000uF, 25V, radial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3-5913-1-ND</text:p>
          </table:table-cell>
          <table:table-cell table:style-name="ce10" office:value-type="currency" office:currency="USD" office:value="0.514">
            <text:p>$0.51</text:p>
          </table:table-cell>
          <table:table-cell table:style-name="ce10" table:formula="of:=[.A37]*[.E37]" office:value-type="currency" office:currency="USD" office:value="10.28">
            <text:p>$10.28</text:p>
          </table:table-cell>
          <table:table-cell table:number-columns-repeated="2"/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Micro SD card, 4GB</text:p>
          </table:table-cell>
          <table:table-cell table:style-name="ce3" office:value-type="string">
            <text:p>Sandisk</text:p>
          </table:table-cell>
          <table:table-cell table:style-name="ce7"/>
          <table:table-cell table:style-name="ce10" office:value-type="currency" office:currency="USD" office:value="7">
            <text:p>$7.00</text:p>
          </table:table-cell>
          <table:table-cell table:style-name="ce10" table:formula="of:=[.A38]*[.E38]" office:value-type="currency" office:currency="USD" office:value="7">
            <text:p>$7.00</text:p>
          </table:table-cell>
          <table:table-cell office:value-type="string">
            <text:p><text:a xlink:href="http://www.amazon.com/Sandisk-MicroSDHC-Memory-Card-Adapter/dp/B000WH6H1M/">http://www.amazon.com/Sandisk-MicroSDHC-Memory-Card-Adapter/dp/B000WH6H1M/</text:a></text:p>
          </table:table-cell>
          <table:table-cell office:value-type="string">
            <text:p>Use the cheapest reliable micro SD you can find. The Midi files and playlist consume almost no space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Waxman 4720095N Self-Stick Heavy Duty Felt Blanket Pads, 4-1/2-Inch by 6-Inch</text:p>
          </table:table-cell>
          <table:table-cell table:style-name="ce3" office:value-type="string">
            <text:p>Amazon</text:p>
          </table:table-cell>
          <table:table-cell table:style-name="ce7" office:value-type="string">
            <text:p>4720095N</text:p>
          </table:table-cell>
          <table:table-cell table:style-name="ce10" office:value-type="currency" office:currency="USD" office:value="4.49">
            <text:p>$4.49</text:p>
          </table:table-cell>
          <table:table-cell table:style-name="ce10" table:formula="of:=[.A39]*[.E39]" office:value-type="currency" office:currency="USD" office:value="4.49">
            <text:p>$4.49</text:p>
          </table:table-cell>
          <table:table-cell office:value-type="string">
            <text:p><text:a xlink:href="http://www.amazon.com/Waxman-4720095N-Self-Stick-Blanket-Oatmeal/dp/B0016L0M2I">http://www.amazon.com/Waxman-4720095N-Self-Stick-Blanket-Oatmeal/dp/B0016L0M2I</text:a></text:p>
          </table:table-cell>
          <table:table-cell office:value-type="string">
            <text:p>Cut into 3/4" square pads for the chimes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heat shrink tubing, 1/4" x 4 ft</text:p>
          </table:table-cell>
          <table:table-cell table:style-name="ce3" office:value-type="string">
            <text:p>Amazon</text:p>
          </table:table-cell>
          <table:table-cell table:style-name="ce8" office:value-type="string">
            <text:p>B0053PYF62</text:p>
          </table:table-cell>
          <table:table-cell table:style-name="ce10" office:value-type="currency" office:currency="USD" office:value="4.99">
            <text:p>$4.99</text:p>
          </table:table-cell>
          <table:table-cell table:style-name="ce10" table:formula="of:=[.A40]*[.E40]" office:value-type="currency" office:currency="USD" office:value="9.98">
            <text:p>$9.98</text:p>
          </table:table-cell>
          <table:table-cell office:value-type="string">
            <text:p><text:a xlink:href="http://www.amazon.com/Install-Bay-Heat-Shrink-Tubing/dp/B0053PYF62">http://www.amazon.com/Install-Bay-Heat-Shrink-Tubing/dp/B0053PYF62</text:a></text:p>
          </table:table-cell>
          <table:table-cell office:value-type="string">
            <text:p>Need one 4ft section for the 19x2 1" tubing for solenoids; part of another for buttons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50-ft, 24-gauge clear 2-conductor speaker wire</text:p>
          </table:table-cell>
          <table:table-cell table:style-name="ce3" office:value-type="string">
            <text:p>Radio Shack</text:p>
          </table:table-cell>
          <table:table-cell table:style-name="ce9" office:value-type="float" office:value="2781301">
            <text:p>2781301</text:p>
          </table:table-cell>
          <table:table-cell table:style-name="ce10" office:value-type="currency" office:currency="USD" office:value="6.49">
            <text:p>$6.49</text:p>
          </table:table-cell>
          <table:table-cell table:style-name="ce10" table:formula="of:=[.A41]*[.E41]" office:value-type="currency" office:currency="USD" office:value="6.49">
            <text:p>$6.49</text:p>
          </table:table-cell>
          <table:table-cell office:value-type="string">
            <text:p><text:a xlink:href="http://www.radioshack.com/50-ft-24-gauge-clear-2-conductor-speaker-wire/2781301.html">http://www.radioshack.com/50-ft-24-gauge-clear-2-conductor-speaker-wire/2781301.html</text:a></text:p>
          </table:table-cell>
          <table:table-cell office:value-type="string">
            <text:p>About 2 feet per solenoid x 19 solenoids. Any 2-conductor wire will likely do.</text:p>
          </table:table-cell>
          <table:table-cell table:style-name="ce3" table:number-columns-repeated="1016"/>
        </table:table-row>
        <table:table-row table:style-name="ro3">
          <table:table-cell table:style-name="ce3"/>
          <table:table-cell office:value-type="string">
            <text:p>miscellaneous deck screws, bolts, nuts,, glue, solder</text:p>
          </table:table-cell>
          <table:table-cell table:style-name="ce3"/>
          <table:table-cell table:style-name="ce8"/>
          <table:table-cell table:style-name="ce10"/>
          <table:table-cell table:style-name="ce10" table:formula="of:=[.A42]*[.E42]" office:value-type="currency" office:currency="USD" office:value="0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6">
          <table:table-cell table:style-name="ce3" office:value-type="float" office:value="60">
            <text:p>60</text:p>
          </table:table-cell>
          <table:table-cell office:value-type="string">
            <text:p>22-24 gauge female connector terminal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WM2510-ND</text:p>
          </table:table-cell>
          <table:table-cell table:style-name="ce10" office:value-type="currency" office:currency="USD" office:value="0.108">
            <text:p>$0.11</text:p>
          </table:table-cell>
          <table:table-cell table:style-name="ce10" table:formula="of:=[.A43]*[.E43]" office:value-type="currency" office:currency="USD" office:value="6.48">
            <text:p>$6.48</text:p>
          </table:table-cell>
          <table:table-cell office:value-type="string">
            <text:p>http://www.digikey.com/product-search/en?pv7=3&amp;k=0016020102</text:p>
          </table:table-cell>
          <table:table-cell office:value-type="string">
            <text:p>Crimp connectors for the breadboard end of the solenoid wires and button wires. NOTE: you'll need a crimping tool, such as <text:a xlink:href="http://www.digikey.com/product-detail/en/0638111000/WM9999-ND/243789">http://www.digikey.com/product-detail/en/0638111000/WM9999-ND/243789</text:a> or (I haven't tried the next one yet, but it looks good) Sparkfun TOL-13193 ROH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9">
            <text:p>19</text:p>
          </table:table-cell>
          <table:table-cell office:value-type="string">
            <text:p>XXX 2 position connector housing</text:p>
          </table:table-cell>
          <table:table-cell table:style-name="ce3" office:value-type="string">
            <text:p>Digikey</text:p>
          </table:table-cell>
          <table:table-cell table:style-name="ce7"/>
          <table:table-cell table:style-name="ce10"/>
          <table:table-cell table:style-name="ce10" table:formula="of:=[.A44]*[.E44]" office:value-type="currency" office:currency="USD" office:value="0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office:value-type="string">
            <text:p>XXX 4 position connector housing</text:p>
          </table:table-cell>
          <table:table-cell table:style-name="ce3" office:value-type="string">
            <text:p>Digikey</text:p>
          </table:table-cell>
          <table:table-cell table:style-name="ce7"/>
          <table:table-cell table:style-name="ce10"/>
          <table:table-cell table:style-name="ce10" table:formula="of:=[.A45]*[.E45]" office:value-type="currency" office:currency="USD" office:value="0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/>
          <table:table-cell/>
          <table:table-cell table:style-name="ce3"/>
          <table:table-cell table:style-name="ce7"/>
          <table:table-cell table:style-name="ce10"/>
          <table:table-cell table:style-name="ce10" table:formula="of:=[.A46]*[.E46]" office:value-type="currency" office:currency="USD" office:value="0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>
            <text:p>Grand Total</text:p>
          </table:table-cell>
          <table:table-cell/>
          <table:table-cell table:style-name="ce3"/>
          <table:table-cell table:style-name="ce7"/>
          <table:table-cell table:style-name="ce10"/>
          <table:table-cell table:style-name="ce10" table:formula="of:=SUM([.F4:.F43])" office:value-type="currency" office:currency="USD" office:value="442.42">
            <text:p>$442.42</text:p>
          </table:table-cell>
          <table:table-cell table:number-columns-repeated="2"/>
          <table:table-cell table:style-name="ce3" table:number-columns-repeated="1016"/>
        </table:table-row>
        <table:table-row table:style-name="ro2" table:number-rows-repeated="14">
          <table:table-cell table:number-columns-repeated="4"/>
          <table:table-cell table:style-name="ce11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11"/>
          <table:table-cell table:number-columns-repeated="1019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1/25/2015</text:date>, <text:time>14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3M4S</meta:editing-duration>
    <meta:editing-cycles>54</meta:editing-cycles>
    <meta:generator>OpenOffice.org/3.4$Win32 OpenOffice.org_project/340m1$Build-9590</meta:generator>
    <dc:date>2015-01-25T14:31:43.70</dc:date>
    <meta:document-statistic meta:table-count="3" meta:cell-count="329" meta:object-count="0"/>
    <meta:user-defined meta:name="Info 1"/>
    <meta:user-defined meta:name="Info 2"/>
    <meta:user-defined meta:name="Info 3"/>
    <meta:user-defined meta:name="Info 4"/>
  </office:meta>
</office:document-meta>
</file>